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2a6099" fo:min-height="2.024cm" loext:decorative="false"/>
      <style:paragraph-properties style:writing-mode="lr-tb"/>
    </style:style>
    <style:style style:name="gr2" style:family="graphic" style:parent-style-name="Solution_20_User_20_Box">
      <style:graphic-properties draw:fill="solid" draw:fill-color="#77bc65" draw:textarea-vertical-align="middle" fo:min-height="0.992cm" fo:min-width="6.247cm" style:writing-mode="lr-tb" loext:decorative="false"/>
      <style:paragraph-properties style:writing-mode="lr-tb"/>
    </style:style>
    <style:style style:name="gr3" style:family="graphic" style:parent-style-name="Solution_20_User_20_Box" style:list-style-name="L1">
      <style:graphic-properties draw:fill="solid" draw:fill-color="#ffffff" fo:min-height="4.241cm" fo:min-width="6.043cm" fo:padding-top="0.102cm" fo:padding-bottom="0.102cm" fo:padding-left="0.102cm" fo:padding-right="0.102cm" style:writing-mode="lr-tb" loext:decorative="false"/>
      <style:paragraph-properties style:writing-mode="lr-tb"/>
    </style:style>
    <style:style style:name="gr4" style:family="graphic" style:parent-style-name="Solution_20_User_20_Box" style:list-style-name="L1">
      <style:graphic-properties draw:fill="solid" draw:fill-color="#ffffff" fo:min-height="4.241cm" fo:min-width="6.043cm" fo:padding-top="0.102cm" fo:padding-bottom="0.102cm" fo:padding-left="0.102cm" fo:padding-right="0.102cm" style:writing-mode="lr-tb" loext:decorative="false"/>
      <style:paragraph-properties style:writing-mode="lr-tb"/>
    </style:style>
    <style:style style:name="gr5" style:family="graphic" style:parent-style-name="standard">
      <style:graphic-properties loext:decorative="false"/>
    </style:style>
    <style:style style:name="co1" style:family="table-column">
      <style:table-column-properties style:column-width="2.53cm" style:use-optimal-column-width="false"/>
    </style:style>
    <style:style style:name="co2" style:family="table-column">
      <style:table-column-properties style:column-width="2.529cm" style:use-optimal-column-width="false"/>
    </style:style>
    <style:style style:name="ro1" style:family="table-row">
      <style:table-row-properties style:row-height="0.782cm" style:use-optimal-row-height="false"/>
    </style:style>
    <style:style style:name="ro2" style:family="table-row">
      <style:table-row-properties style:row-height="0.778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loext:graphic-properties draw:fill="solid" draw:fill-color="#3465a4" draw:textarea-vertical-align="middle"/>
      <style:paragraph-properties fo:text-align="center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ce3" style:family="table-cell">
      <loext:graphic-properties draw:fill="solid" draw:fill-color="#127622" draw:textarea-vertical-align="middle"/>
      <style:paragraph-properties fo:text-align="center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ce4" style:family="table-cell">
      <loext:graphic-properties draw:fill="solid" draw:fill-color="#729fcf" draw:textarea-vertical-align="middle"/>
      <style:paragraph-properties fo:text-align="center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ce5" style:family="table-cell">
      <loext:graphic-properties draw:fill="solid" draw:fill-color="#77bc65" draw:textarea-vertical-align="middle"/>
      <style:paragraph-properties fo:text-align="center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1" style:family="paragraph">
      <style:paragraph-properties fo:margin-top="0cm" fo:margin-bottom="0.152cm"/>
    </style:style>
    <style:style style:name="P2" style:family="paragraph">
      <loext:graphic-properties draw:fill="none" draw:fill-color="#2a6099"/>
      <style:paragraph-properties fo:margin-top="0cm" fo:margin-bottom="0.152cm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color="#ffffff" loext:opacity="100%"/>
    </style:style>
    <style:style style:name="P4" style:family="paragraph">
      <loext:graphic-properties draw:fill="solid" draw:fill-color="#77bc65"/>
      <style:paragraph-properties fo:text-align="center" style:writing-mode="lr-tb"/>
      <style:text-properties fo:color="#ffffff" loext:opacity="100%"/>
    </style:style>
    <style:style style:name="P5" style:family="paragraph">
      <style:paragraph-properties fo:margin-left="0cm" fo:margin-right="0cm" fo:text-align="start" fo:text-indent="0cm"/>
      <style:text-properties fo:color="#000000" loext:opacity="100%" fo:font-size="10pt" fo:hyphenate="false" loext:hyphenation-no-caps="false" loext:hyphenation-no-last-word="false"/>
    </style:style>
    <style:style style:name="P6" style:family="paragraph">
      <loext:graphic-properties draw:fill="solid" draw:fill-color="#ffffff"/>
      <style:paragraph-properties fo:margin-left="0cm" fo:margin-right="0cm" fo:text-align="start" fo:text-indent="0cm" style:writing-mode="lr-tb"/>
      <style:text-properties fo:color="#000000" loext:opacity="100%" fo:font-size="10pt" fo:hyphenate="false" loext:hyphenation-no-caps="false" loext:hyphenation-no-last-word="false"/>
    </style:style>
    <style:style style:name="P7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center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color="#ffffff" loext:opacity="100%"/>
    </style:style>
    <style:style style:name="T4" style:family="text">
      <style:text-properties fo:color="#000000" loext:opacity="100%" fo:font-size="10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08cm" svg:height="2.274cm" svg:x="1cm" svg:y="1cm">
          <draw:text-box>
            <text:p text:style-name="P1"><text:span text:style-name="T1">Solution User View</text:span></text:p>
            <text:p text:style-name="P1"><text:span text:style-name="T2">Title</text:span></text:p>
            <text:p text:style-name="P1"><text:span text:style-name="T1">12-Sep-2023 v1.0.0</text:span></text:p>
          </draw:text-box>
        </draw:frame>
        <draw:custom-shape draw:style-name="gr2" draw:text-style-name="P4" draw:layer="layout" svg:width="6.247cm" svg:height="0.992cm" svg:x="6.397cm" svg:y="5.425cm">
          <text:p text:style-name="P3"><text:span text:style-name="T3">Functional 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6.247cm" svg:height="4.445cm" svg:x="6.397cm" svg:y="6.397cm">
          <text:list text:style-name="L1">
            <text:list-item>
              <text:p text:style-name="P5"><text:span text:style-name="T4">VERB + NOUN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6.247cm" svg:height="0.992cm" svg:x="13.914cm" svg:y="5.425cm">
          <text:p text:style-name="P3"><text:span text:style-name="T3">Functional 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6.247cm" svg:height="4.445cm" svg:x="13.914cm" svg:y="6.397cm">
          <text:list text:style-name="L1">
            <text:list-item>
              <text:p text:style-name="P5"><text:span text:style-name="T4">VERB + NOUN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5.058cm" svg:height="2.341cm" svg:x="21.637cm" svg:y="1.19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5">Internal</text:span></text:p>
              </table:table-cell>
              <table:table-cell>
                <text:p text:style-name="P7"><text:span text:style-name="T5">External</text:span></text:p>
              </table:table-cell>
            </table:table-row>
            <table:table-row table:style-name="ro1">
              <table:table-cell table:style-name="ce2">
                <text:p text:style-name="P8"><text:span text:style-name="T6">Direct</text:span></text:p>
              </table:table-cell>
              <table:table-cell table:style-name="ce3">
                <text:p text:style-name="P8"><text:span text:style-name="T6">Direct</text:span></text:p>
              </table:table-cell>
            </table:table-row>
            <table:table-row table:style-name="ro2">
              <table:table-cell table:style-name="ce4">
                <text:p text:style-name="P8"><text:span text:style-name="T6">Indirect</text:span></text:p>
              </table:table-cell>
              <table:table-cell table:style-name="ce5">
                <text:p text:style-name="P8"><text:span text:style-name="T6">Indirect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3000 3000" svg:d="M1500 0l1500 3000h-3000zM1500 447l-1176 2353h2353z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olution_20_User_20_Box" style:display-name="Solution User Box" style:family="graphic" style:parent-style-name="Text">
      <style:graphic-properties draw:auto-grow-height="false" fo:wrap-option="wrap"/>
      <style:text-properties fo:font-size="14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0:20:36.084194556</meta:creation-date>
    <dc:date>2023-11-25T18:15:14.798225033</dc:date>
    <meta:editing-duration>P4DT20H46M56S</meta:editing-duration>
    <meta:editing-cycles>5</meta:editing-cycles>
    <meta:generator>LibreOffice/7.6.2.1$MacOSX_AARCH64 LibreOffice_project/56f7684011345957bbf33a7ee678afaf4d2ba333</meta:generator>
    <meta:document-statistic meta:object-count="6"/>
  </office:meta>
</office:document-meta>
</file>